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6237d" officeooo:paragraph-rsid="00d6237d"/>
    </style:style>
    <style:style style:name="P79" style:family="paragraph" style:parent-style-name="Standard">
      <style:text-properties officeooo:rsid="00d8553e" officeooo:paragraph-rsid="00d8553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hoerem 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7">But how can it invert back when it is not hollow?</text:p>
      <text:p text:style-name="P77">Thus one of the bodies gets discarded and then the person goes to the other side and replicates his or her body and then grows back and then they reincarnate.</text:p>
      <text:p text:style-name="P79">This also means that the Old Testament bible has swapped meaning of soul and body as compared to Plato.</text:p>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4T10:11:10.507189956</dc:date>
    <meta:editing-duration>PT10H51M49S</meta:editing-duration>
    <meta:editing-cycles>149</meta:editing-cycles>
    <meta:generator>LibreOffice/7.3.7.2$Linux_X86_64 LibreOffice_project/30$Build-2</meta:generator>
    <meta:document-statistic meta:table-count="0" meta:image-count="0" meta:object-count="51" meta:page-count="9" meta:paragraph-count="234" meta:word-count="3739" meta:character-count="21516" meta:non-whitespace-character-count="17955"/>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